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CF0000049059A060EF.png" manifest:media-type="image/png"/>
  <manifest:file-entry manifest:full-path="Pictures/100000000000009B000000C4A9894189.jpg" manifest:media-type="image/jpeg"/>
  <manifest:file-entry manifest:full-path="Pictures/100000000000035F0000018C8BCA435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P2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language="sv" fo:country="SE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sv" fo:country="SE"/>
    </style:style>
    <style:style style:name="P5" style:family="paragraph" style:parent-style-name="Standard">
      <style:paragraph-properties style:line-height-at-least="0.564cm"/>
      <style:text-properties fo:language="sv" fo:country="SE"/>
    </style:style>
    <style:style style:name="P6" style:family="paragraph" style:parent-style-name="Standard">
      <style:paragraph-properties style:line-height-at-least="0.564cm" fo:text-align="justify" style:justify-single-word="false"/>
      <style:text-properties fo:language="sv" fo:country="SE"/>
    </style:style>
    <style:style style:name="P7" style:family="paragraph" style:parent-style-name="Standard">
      <style:paragraph-properties>
        <style:tab-stops>
          <style:tab-stop style:position="5.08cm"/>
        </style:tab-stops>
      </style:paragraph-properties>
      <style:text-properties fo:language="sv" fo:country="SE"/>
    </style:style>
    <style:style style:name="P8" style:family="paragraph" style:parent-style-name="Standard">
      <style:paragraph-properties>
        <style:tab-stops>
          <style:tab-stop style:position="13.679cm"/>
        </style:tab-stops>
      </style:paragraph-properties>
      <style:text-properties fo:language="sv" fo:country="SE"/>
    </style:style>
    <style:style style:name="P9" style:family="paragraph" style:parent-style-name="Standard">
      <style:paragraph-properties style:line-height-at-least="0.564cm"/>
    </style:style>
    <style:style style:name="P10" style:family="paragraph" style:parent-style-name="Standard">
      <style:paragraph-properties style:line-height-at-least="0.564cm" fo:text-align="justify" style:justify-single-word="false"/>
    </style:style>
    <style:style style:name="P11" style:family="paragraph" style:parent-style-name="Standard">
      <style:paragraph-properties style:line-height-at-least="0.564cm"/>
      <style:text-properties fo:language="fi" fo:country="FI"/>
    </style:style>
    <style:style style:name="P12" style:family="paragraph" style:parent-style-name="Standard">
      <style:paragraph-properties style:line-height-at-least="0.564cm" fo:text-align="justify" style:justify-single-word="false"/>
      <style:text-properties fo:language="fi" fo:country="FI"/>
    </style:style>
    <style:style style:name="P13" style:family="paragraph" style:parent-style-name="Standard">
      <style:paragraph-properties style:line-height-at-least="0.564cm"/>
      <style:text-properties fo:language="fi" fo:country="FI" fo:font-style="italic" style:font-style-asian="italic" style:font-style-complex="italic"/>
    </style:style>
    <style:style style:name="P14" style:family="paragraph" style:parent-style-name="Standard">
      <style:paragraph-properties fo:margin-left="0cm" fo:margin-right="0cm" style:line-height-at-least="0.564cm" fo:text-align="justify" style:justify-single-word="false" fo:text-indent="1.27cm" style:auto-text-indent="false"/>
    </style:style>
    <style:style style:name="P15" style:family="paragraph" style:parent-style-name="Standard">
      <style:paragraph-properties fo:margin-left="0cm" fo:margin-right="0cm" style:line-height-at-least="0.564cm" fo:text-align="justify" style:justify-single-word="false" fo:text-indent="1.27cm" style:auto-text-indent="false"/>
      <style:text-properties fo:language="fi" fo:country="FI"/>
    </style:style>
    <style:style style:name="P16" style:family="paragraph" style:parent-style-name="Standard">
      <style:paragraph-properties fo:margin-left="8.89cm" fo:margin-right="0cm" fo:text-indent="0cm" style:auto-text-indent="false"/>
    </style:style>
    <style:style style:name="P17" style:family="paragraph" style:parent-style-name="Standard">
      <style:paragraph-properties fo:margin-left="8.89cm" fo:margin-right="0cm" style:line-height-at-least="0.564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8.89cm" fo:margin-right="0cm" style:line-height-at-least="0.564cm" fo:text-align="justify" style:justify-single-word="false" fo:text-indent="0cm" style:auto-text-indent="false"/>
      <style:text-properties fo:language="fi" fo:country="FI"/>
    </style:style>
    <style:style style:name="P19" style:family="paragraph" style:parent-style-name="Standard">
      <style:paragraph-properties fo:margin-left="8.89cm" fo:margin-right="0cm" style:line-height-at-least="0.564cm" fo:text-align="justify" style:justify-single-word="false" fo:text-indent="0cm" style:auto-text-indent="false"/>
      <style:text-properties fo:language="sv" fo:country="SE"/>
    </style:style>
    <style:style style:name="P20" style:family="paragraph" style:parent-style-name="Standard">
      <style:paragraph-properties fo:margin-left="8.89cm" fo:margin-right="0cm" fo:text-align="justify" style:justify-single-word="false" fo:text-indent="0cm" style:auto-text-indent="false"/>
      <style:text-properties fo:language="id" fo:country="ID" style:text-underline-style="solid" style:text-underline-width="auto" style:text-underline-color="font-color" style:font-size-complex="11pt" style:font-weight-complex="bold"/>
    </style:style>
    <style:style style:name="P21" style:family="paragraph" style:parent-style-name="Standard">
      <style:paragraph-properties fo:margin-left="1.27cm" fo:margin-right="0cm" style:line-height-at-least="0.564cm" fo:text-indent="0cm" style:auto-text-indent="false"/>
      <style:text-properties fo:language="id" fo:country="ID" officeooo:rsid="000b7cf5" officeooo:paragraph-rsid="000b7cf5"/>
    </style:style>
    <style:style style:name="P22" style:family="paragraph" style:parent-style-name="Standard" style:master-page-name="Standard">
      <style:paragraph-properties style:page-number="auto">
        <style:tab-stops>
          <style:tab-stop style:position="5.08cm"/>
        </style:tab-stops>
      </style:paragraph-properties>
    </style:style>
    <style:style style:name="T1" style:family="text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T2" style:family="text">
      <style:text-properties style:font-name="Albertus Medium" fo:font-size="11pt" fo:language="sv" fo:country="SE" fo:font-weight="bold" style:font-size-asian="11pt" style:font-weight-asian="bold" style:font-name-complex="Albertus Medium" style:font-size-complex="11pt" style:font-weight-complex="bold"/>
    </style:style>
    <style:style style:name="T3" style:family="text">
      <style:text-properties fo:language="sv" fo:country="SE"/>
    </style:style>
    <style:style style:name="T4" style:family="text">
      <style:text-properties fo:language="sv" fo:country="SE" fo:font-weight="bold" style:font-weight-asian="bold" style:font-weight-complex="bold"/>
    </style:style>
    <style:style style:name="T5" style:family="text">
      <style:text-properties fo:language="sv" fo:country="SE" officeooo:rsid="000ef285"/>
    </style:style>
    <style:style style:name="T6" style:family="text">
      <style:text-properties style:font-name="Tahoma" fo:font-size="10pt" fo:language="sv" fo:country="SE" fo:font-weight="bold" style:font-size-asian="10pt" style:font-weight-asian="bold" style:font-name-complex="Tahoma" style:font-size-complex="10pt" style:font-weight-complex="bold"/>
    </style:style>
    <style:style style:name="T7" style:family="text">
      <style:text-properties fo:language="id" fo:country="ID"/>
    </style:style>
    <style:style style:name="T8" style:family="text">
      <style:text-properties fo:language="id" fo:country="ID" style:font-size-complex="11pt"/>
    </style:style>
    <style:style style:name="T9" style:family="text">
      <style:text-properties fo:language="id" fo:country="ID" officeooo:rsid="000bc8c9"/>
    </style:style>
    <style:style style:name="T10" style:family="text">
      <style:text-properties fo:language="id" fo:country="ID" officeooo:rsid="000e72f1"/>
    </style:style>
    <style:style style:name="T11" style:family="text">
      <style:text-properties fo:language="fi" fo:country="FI"/>
    </style:style>
    <style:style style:name="T12" style:family="text">
      <style:text-properties style:font-size-complex="11pt"/>
    </style:style>
    <style:style style:name="T13" style:family="text">
      <style:text-properties officeooo:rsid="000b7cf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ef095" style:font-style-asian="italic" style:font-style-complex="italic"/>
    </style:style>
    <style:style style:name="T16" style:family="text">
      <style:text-properties officeooo:rsid="000e72f1"/>
    </style:style>
    <style:style style:name="T17" style:family="text">
      <style:text-properties officeooo:rsid="000ef095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3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 text:c="33"/></text:p>
      <text:p text:style-name="P2"/>
      <text:p text:style-name="P3">SURAT PERSETUJUAN SKRIPSI/TUGAS AKHIR </text:p>
      <text:p text:style-name="P4"/>
      <text:p text:style-name="P4"/>
      <text:p text:style-name="P9"><text:span text:style-name="T3">Hal<text:tab/>: </text:span><text:span text:style-name="T7">Permohonan </text:span></text:p>
      <text:p text:style-name="P9"><text:span text:style-name="T3">Lamp<text:tab/>:</text:span><text:span text:style-name="T7"> -</text:span></text:p>
      <text:p text:style-name="P5"/>
      <text:p text:style-name="P5">Kepada </text:p>
      <text:p text:style-name="P5">Yth. Dekan Fakultas Sains dan Teknologi </text:p>
      <text:p text:style-name="P11">UIN Sunan Kalijaga Yogyakarta</text:p>
      <text:p text:style-name="P11">di Yogyakarta</text:p>
      <text:p text:style-name="P11"/>
      <text:p text:style-name="P13">Assalamu’alaikum wr. wb.</text:p>
      <text:p text:style-name="P11"/>
      <text:p text:style-name="P15">Setelah membaca, meneliti, memberikan petunjuk dan mengoreksi serta mengadakan perbaikan seperlunya, maka kami selaku pembimbing berpendapat bahwa skripsi Saudara:</text:p>
      <text:p text:style-name="P11"/>
      <text:p text:style-name="P21">Nama <text:tab/><text:tab/>: Estu Fardani </text:p>
      <text:p text:style-name="P21">NIM <text:tab/><text:tab/>: 09650004 </text:p>
      <text:p text:style-name="P21">Judul Skripsi <text:tab/>: Implementasi <text:span text:style-name="T14">Software Center</text:span> Menggunakan Metode </text:p>
      <text:p text:style-name="P21"><text:tab/><text:tab/><text:span text:style-name="T15">Evolutionary Prototyping</text:span> Berbasis HTML5</text:p>
      <text:p text:style-name="P11"/>
      <text:p text:style-name="P10"><text:span text:style-name="T11">sudah dapat diajukan kembali kepada Program Studi <text:s/></text:span><text:span text:style-name="T7">Tekni</text:span><text:span text:style-name="T10">k</text:span><text:span text:style-name="T7"> Informatika</text:span><text:span text:style-name="T11"> <text:s/>Fakultas </text:span><text:span text:style-name="T3">Sains dan Teknologi <text:s/></text:span><text:span text:style-name="T11">UIN Sunan Kalijaga Yogyakarta sebagai salah satu syarat untuk memperoleh gelar Sarjana Strata Satu dalam </text:span><text:span text:style-name="T7">Teknik Informatika</text:span></text:p>
      <text:p text:style-name="P12"/>
      <text:p text:style-name="P14"><text:span text:style-name="T11">Dengan ini kami mengharap agar skripsi/tugas akhir Saudara tersebut di atas dapat segera dimunaqsyahkan. </text:span><text:span text:style-name="T3">Atas perhatiannya kami ucapkan terima kasih.</text:span></text:p>
      <text:p text:style-name="P6"/>
      <text:p text:style-name="P13">Wassalamu’alaikum wr. wb.</text:p>
      <text:p text:style-name="P18"/>
      <text:p text:style-name="P18"/>
      <text:p text:style-name="P17"><text:span text:style-name="T3">Yogyakarta, </text:span><text:span text:style-name="T5">7 </text:span><text:span text:style-name="T13">April</text:span><text:span text:style-name="T7"> 201</text:span><text:span text:style-name="T9">4</text:span><text:span text:style-name="T3"> <text:s text:c="3"/></text:span></text:p>
      <text:p text:style-name="P19">Pembimbing</text:p>
      <text:p text:style-name="P19"/>
      <text:p text:style-name="P19"/>
      <text:p text:style-name="P19"/>
      <text:p text:style-name="P19"/>
      <text:p text:style-name="P20"><text:span text:style-name="T16">Dr. </text:span>Imam Riadi, M.Kom</text:p>
      <text:p text:style-name="P16"><text:span text:style-name="T12">NI</text:span><text:span text:style-name="T8">Y</text:span><text:span text:style-name="T12">: </text:span><text:span text:style-name="T8">60020397</text:span></text:p>
      <text:p text:style-name="P7"/>
      <text:p text:style-name="P8"><text:s text:c="12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DejaVu Serif" fo:font-size="12pt" fo:language="id" fo:country="ID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MT1" style:family="text">
      <style:text-properties style:font-name="Albertus Medium" fo:font-size="11pt" fo:language="sv" fo:country="SE" style:font-name-asian="Albertus Medium" style:font-size-asian="11pt" style:font-name-complex="Albertus Medium" style:font-size-complex="11pt"/>
    </style:style>
    <style:style style:name="MT2" style:family="text">
      <style:text-properties style:font-name="Albertus Medium" fo:font-size="11pt" fo:language="sv" fo:country="SE" fo:font-weight="bold" style:font-size-asian="11pt" style:font-weight-asian="bold" style:font-name-complex="Albertus Medium" style:font-size-complex="11pt" style:font-weight-complex="bold"/>
    </style:style>
    <style:style style:name="MT3" style:family="text">
      <style:text-properties fo:language="sv" fo:country="SE"/>
    </style:style>
    <style:style style:name="MT4" style:family="text">
      <style:text-properties fo:language="sv" fo:country="SE" fo:font-weight="bold" style:font-weight-asian="bold" style:font-weight-complex="bold"/>
    </style:style>
    <style:style style:name="MT5" style:family="text">
      <style:text-properties style:font-name="Tahoma" fo:font-size="10pt" fo:language="sv" fo:country="SE" fo:font-weight="bold" style:font-size-asian="10pt" style:font-weight-asian="bold" style:font-name-complex="Tahoma" style:font-size-complex="10pt" style:font-weight-complex="bold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-18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18%" draw:contrast="-3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54cm" fo:margin-left="3.17cm" fo:margin-right="2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9.208cm" svg:y="0.125cm" svg:width="1.094cm" svg:height="0.855cm" draw:z-index="0"><draw:image xlink:href="Pictures/100000000000035F0000018C8BCA4354.jpg" xlink:type="simple" xlink:show="embed" xlink:actuate="onLoad"/></draw:frame><draw:frame draw:style-name="Mfr2" draw:name="graphics1" text:anchor-type="char" svg:x="0.132cm" svg:y="0.072cm" svg:width="0.88cm" svg:height="0.953cm" draw:z-index="2"><draw:image xlink:href="Pictures/100000000000009B000000C4A9894189.jpg" xlink:type="simple" xlink:show="embed" xlink:actuate="onLoad"/></draw:frame><draw:frame draw:style-name="Mfr3" draw:name="graphics3" text:anchor-type="char" svg:x="0.116cm" svg:y="0.028cm" svg:width="0.953cm" svg:height="0.923cm" draw:z-index="1"><draw:image xlink:href="Pictures/10000000000004CF0000049059A060EF.png" xlink:type="simple" xlink:show="embed" xlink:actuate="onLoad"/></draw:frame> <text:s text:c="13"/></text:p>
        <text:p text:style-name="Header"><text:span text:style-name="MT1"><text:s text:c="14"/></text:span><text:span text:style-name="MT2">Universitas Islam Negeri Sunan Kalijaga <text:s text:c="3"/></text:span><text:span text:style-name="MT3"><text:s text:c="9"/></text:span><text:span text:style-name="MT4"><text:s text:c="7"/><text:tab/></text:span><text:span text:style-name="MT5">FM-UINSK-BM-05-03/R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ki</meta:initial-creator>
    <meta:creation-date>2013-06-19T20:28:00</meta:creation-date>
    <dc:creator>Estu Fardani</dc:creator>
    <dc:date>2014-04-26T07:53:32.272191000</dc:date>
    <meta:print-date>2012-12-12T13:17:00</meta:print-date>
    <meta:editing-cycles>7</meta:editing-cycles>
    <meta:editing-duration>PT5M31S</meta:editing-duration>
    <meta:generator>LibreOffice/4.2.2.1$MacOSX_X86_64 LibreOffice_project/3be8cda0bddd8e430d8cda1ebfd581265cca5a0f</meta:generator>
    <meta:document-statistic meta:table-count="0" meta:image-count="3" meta:object-count="0" meta:page-count="1" meta:paragraph-count="24" meta:word-count="135" meta:character-count="1108" meta:non-whitespace-character-count="944"/>
  </office:meta>
</office:document-meta>
</file>